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1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4" style:family="paragraph" style:parent-style-name="List_20_1">
      <style:text-properties style:font-name="나눔 고딕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5ec699f"/>
    </style:style>
    <style:style style:name="P23" style:family="paragraph" style:parent-style-name="Text_20_body">
      <style:text-properties style:font-name="Noto Sans CJK KR Medium" style:font-name-asian="Noto Sans CJK KR Medium"/>
    </style:style>
    <style:style style:name="P24" style:family="paragraph" style:parent-style-name="Text_20_body">
      <style:text-properties style:font-name="Noto Sans CJK KR Medium" officeooo:paragraph-rsid="05ec699f" style:font-name-asian="Noto Sans CJK KR Medium"/>
    </style:style>
    <style:style style:name="P25" style:family="paragraph" style:parent-style-name="Text_20_body">
      <style:text-properties officeooo:paragraph-rsid="05f98012"/>
    </style:style>
    <style:style style:name="P26" style:family="paragraph" style:parent-style-name="Text_20_body">
      <style:text-properties officeooo:rsid="05f98012" officeooo:paragraph-rsid="05f98012"/>
    </style:style>
    <style:style style:name="P27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28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29" style:family="paragraph" style:parent-style-name="Heading_20_1">
      <style:paragraph-properties fo:break-before="page"/>
      <style:text-properties officeooo:rsid="05ec699f" officeooo:paragraph-rsid="05ec699f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officeooo:rsid="05ec699f" officeooo:paragraph-rsid="05ec699f"/>
    </style:style>
    <style:style style:name="P32" style:family="paragraph" style:parent-style-name="Heading_20_2">
      <style:text-properties officeooo:rsid="05f9e514" officeooo:paragraph-rsid="060227d2"/>
    </style:style>
    <style:style style:name="P33" style:family="paragraph" style:parent-style-name="Text_20_body">
      <style:text-properties officeooo:rsid="05f9e514" officeooo:paragraph-rsid="05ff1789"/>
    </style:style>
    <style:style style:name="P34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5ff1789"/>
    </style:style>
    <style:style style:name="P35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5ff1789"/>
    </style:style>
    <style:style style:name="P36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5ffc09c"/>
    </style:style>
    <style:style style:name="P37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5ffc09c"/>
    </style:style>
    <style:style style:name="P38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5ffc09c"/>
    </style:style>
    <style:style style:name="P39" style:family="paragraph" style:parent-style-name="Text_20_body">
      <style:text-properties officeooo:rsid="05f9e514" officeooo:paragraph-rsid="05f9e514"/>
    </style:style>
    <style:style style:name="T1" style:family="text">
      <style:text-properties officeooo:rsid="05367fd0"/>
    </style:style>
    <style:style style:name="T2" style:family="text">
      <style:text-properties officeooo:rsid="05e5d51e"/>
    </style:style>
    <style:style style:name="T3" style:family="text">
      <style:text-properties officeooo:rsid="05eac835"/>
    </style:style>
    <style:style style:name="T4" style:family="text">
      <style:text-properties style:font-name="Noto Sans CJK KR Medium" style:font-name-asian="Noto Sans CJK KR Medium"/>
    </style:style>
    <style:style style:name="T5" style:family="text">
      <style:text-properties officeooo:rsid="05ec699f"/>
    </style:style>
    <style:style style:name="T6" style:family="text">
      <style:text-properties officeooo:rsid="05f81be2"/>
    </style:style>
    <style:style style:name="T7" style:family="text">
      <style:text-properties officeooo:rsid="05f98012"/>
    </style:style>
    <style:style style:name="T8" style:family="text">
      <style:text-properties fo:font-size="10.5pt" style:font-size-asian="10.5pt"/>
    </style:style>
    <style:style style:name="T9" style:family="text">
      <style:text-properties officeooo:rsid="05ff1789"/>
    </style:style>
    <style:style style:name="T10" style:family="text">
      <style:text-properties officeooo:rsid="05ffc09c"/>
    </style:style>
    <style:style style:name="T11" style:family="text">
      <style:text-properties officeooo:rsid="06003ce5"/>
    </style:style>
    <style:style style:name="T12" style:family="text">
      <style:text-properties officeooo:rsid="0601d06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/>
      <text:p text:style-name="P10"/>
      <text:p text:style-name="P10"/>
      <text:p text:style-name="P15"/>
      <text:p text:style-name="Title">이순신 운영체제</text:p>
      <text:p text:style-name="Title">사용자 설명서</text:p>
      <text:p text:style-name="P18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3"/>
      <text:p text:style-name="P12"/>
      <text:p text:style-name="P17"/>
      <text:p text:style-name="P17"/>
      <text:p text:style-name="P17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19"><text:a xlink:type="simple" xlink:href="#__RefHeading___Toc133_3484200972" text:style-name="Index_20_Link" text:visited-style-name="Index_20_Link"><text:s/>1. <text:s/>본 문서는<text:tab/>3</text:a></text:p>
          <text:p text:style-name="P19"><text:a xlink:type="simple" xlink:href="#__RefHeading___Toc135_3484200972" text:style-name="Index_20_Link" text:visited-style-name="Index_20_Link"><text:s/>2. <text:s/>이순신 운영체제는?<text:tab/>3</text:a></text:p>
          <text:p text:style-name="P19"><text:a xlink:type="simple" xlink:href="#__RefHeading___Toc137_3484200972" text:style-name="Index_20_Link" text:visited-style-name="Index_20_Link"><text:s/>3. <text:s/>기본 구성<text:tab/>3</text:a></text:p>
          <text:p text:style-name="P19"><text:a xlink:type="simple" xlink:href="#__RefHeading___Toc139_3484200972" text:style-name="Index_20_Link" text:visited-style-name="Index_20_Link"><text:s/>4. <text:s/>Crossworks for ARM<text:tab/>3</text:a></text:p>
          <text:p text:style-name="P20"><text:a xlink:type="simple" xlink:href="#__RefHeading___Toc141_3484200972" text:style-name="Index_20_Link" text:visited-style-name="Index_20_Link"><text:s/>4.1. 이 IDE를 사용하는 이유?<text:tab/>3</text:a></text:p>
          <text:p text:style-name="P20"><text:a xlink:type="simple" xlink:href="#__RefHeading___Toc143_3484200972" text:style-name="Index_20_Link" text:visited-style-name="Index_20_Link"><text:s/>4.2. 설치<text:tab/>3</text:a></text:p>
          <text:p text:style-name="P21"><text:a xlink:type="simple" xlink:href="#__RefHeading___Toc145_3484200972" text:style-name="Index_20_Link" text:visited-style-name="Index_20_Link"><text:s/>4.2.1. 다운로드<text:tab/>3</text:a></text:p>
        </text:index-body>
      </text:table-of-content>
      <text:h text:style-name="P27" text:outline-level="1"/>
      <text:h text:style-name="P28" text:outline-level="1"/>
      <text:h text:style-name="P29" text:outline-level="1"><text:bookmark-start text:name="__RefHeading___Toc133_3484200972"/><text:s/>본 문서는<text:bookmark-end text:name="__RefHeading___Toc133_3484200972"/></text:h>
      <text:p text:style-name="P22">이순신 운영체제의 사용 설명서로 운영체제의 모든 정보를 담고 수시로 업데이트가 될 예정입니다.</text:p>
      <text:h text:style-name="P28" text:outline-level="1"/>
      <text:h text:style-name="P30" text:outline-level="1"><text:bookmark-start text:name="__RefHeading___Toc135_3484200972"/><text:s/>이순신 운영체제는?<text:bookmark-end text:name="__RefHeading___Toc135_3484200972"/></text:h>
      <text:h text:style-name="Heading_20_2" text:outline-level="2">이순신 운영체제의 시작</text:h>
      <text:p text:style-name="P25">2007년 정부 지원으로 MDS 아카데미에서 6개월간 임베디드 교육을 받던 때였습니다. ARM 아키텍처와 네오스라는 MDS에서 직접 만든 운영체제 수업을 듣던 중에 문맥 전환을 하는 방법에 대해 강한 호기심을 갖게 됐습니다. </text:p>
      <text:p text:style-name="P25">처음에는 <text:span text:style-name="T6">ATmega128(AVR 8bit)을 시작으로 AT32UC3(AVR 32bit), </text:span><text:span text:style-name="T7">ARM Cortex-M 계열에서 동작하는 선점형 라운드 로빈 스케줄링을 사용하는 문맥 전환 코드를 구현했습니다.</text:span></text:p>
      <text:p text:style-name="P26">JAVA의 GUI 프로그래밍에 강한 매력을 느끼고 그와 유사한 방식으로 MCU에서 사용 가능한 라이브러리를 만들어보고 싶었습니다. 그 결과 c++을 사용하여 유사한 느낌의 그래픽 라이브러리 구현에 성공하게 되었습니다.</text:p>
      <text:p text:style-name="P39">2007년부터 2014년까지 개인적으로 공부해보는 수준에서 다루어 보았지만, 201<text:span text:style-name="T8">5</text:span>년에 처음 코드를 오픈 했습니다. </text:p>
      <text:h text:style-name="P32" text:outline-level="2">이순신 운영체제가 적용된 프로젝트</text:h>
      <text:p text:style-name="P33">os가 적용된 대표적인 프로젝트는 아래와 같습니다.</text:p>
      <text:p text:style-name="P34">&gt; 카드 프린터</text:p>
      <text:p text:style-name="P35">열 전사 방식 컬러 카드 프린터의 인쇄 엔진과 프린터 운용을 동시에 처리하는 프로젝트에서 적용 되었습니다. <text:span text:style-name="T9">2019년부터 양산에 들어갔습니다.</text:span></text:p>
      <text:p text:style-name="P34">&gt; 선박 엔진 모니터</text:p>
      <text:p text:style-name="P35">선박의 <text:span text:style-name="T9">ECU</text:span> 엔진으로부터 들어오는 정보를 디스플레이 하는 프로젝트에서 적용 되었습니다. 해당 제품은 <text:span text:style-name="T9">2020년부터 양산에 들어갔습니다.</text:span></text:p>
      <text:p text:style-name="P34">&gt; 가스 엔진 쓰로틀 밸브</text:p>
      <text:p text:style-name="P35">스피트 컨트롤러로부터 밸브의 열림 양을 받아, 제어하여 엔진의 <text:span text:style-name="T10">RPM을 컨트롤 하는 장치로 현재 테스트 까지 진행되어 있습니다.</text:span></text:p>
      <text:p text:style-name="P34">&gt; 가스 엔진 믹서</text:p>
      <text:p text:style-name="P36">람다 컨트롤러에서 넘어오는 열림 양을 받아, 제어하여 가스와 공기의 혼합 비율을 제어하는 장치로 현재 테스트 까지 진행되어 있습니다.</text:p>
      <text:p text:style-name="P37">&gt; <text:span text:style-name="T10">AVR(Auto Voltage Regulator) 컨트롤러</text:span></text:p>
      <text:p text:style-name="P36">비상 발전기용 디젤 엔진의 동체의 필드 전압을 제어하여 요구되는 전압으로 조정하는 프로젝트에서 적용 되었습니다. 해당 제품은 <text:span text:style-name="T11">2021년부터 양산에 들어갔습니다.</text:span></text:p>
      <text:p text:style-name="P38">앞으로도 계속 새로운 프로젝트에 적용될 예정입니다.</text:p>
      <text:h text:style-name="Heading_20_1" text:outline-level="1"><text:bookmark-start text:name="__RefHeading___Toc137_3484200972"/><text:soft-page-break/><text:s/>기본 구성<text:bookmark-end text:name="__RefHeading___Toc137_3484200972"/></text:h>
      <text:p text:style-name="Text_20_body"/>
      <text:h text:style-name="Heading_20_1" text:outline-level="1"><text:bookmark-start text:name="__RefHeading___Toc139_3484200972"/><text:s/><text:span text:style-name="T5">Crossworks for ARM</text:span><text:bookmark-end text:name="__RefHeading___Toc139_3484200972"/></text:h>
      <text:h text:style-name="P31" text:outline-level="2"><text:bookmark-start text:name="__RefHeading___Toc141_3484200972"/>이 IDE를 사용하는 이유?<text:bookmark-end text:name="__RefHeading___Toc141_3484200972"/></text:h>
      <text:p text:style-name="P22"/>
      <text:h text:style-name="P31" text:outline-level="2"><text:bookmark-start text:name="__RefHeading___Toc143_3484200972"/>설치<text:bookmark-end text:name="__RefHeading___Toc143_3484200972"/></text:h>
      <text:h text:style-name="Heading_20_3" text:outline-level="3"><text:bookmark-start text:name="__RefHeading___Toc145_3484200972"/>다운로드<text:bookmark-end text:name="__RefHeading___Toc145_3484200972"/></text:h>
      <text:p text:style-name="P24">아래 URL을 클릭하여 Rowley Associates 홈페이지에 방문합니다.</text:p>
      <text:p text:style-name="P22"><text:a xlink:type="simple" xlink:href="https://www.rowley.co.uk/arm/index.htm" text:style-name="Internet_20_link" text:visited-style-name="Visited_20_Internet_20_Link"><text:span text:style-name="T4">https://www.rowley.co.uk/arm/index.htm</text:span></text:a></text:p>
      <text:p text:style-name="P24"/>
      <text:p text:style-name="P24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5e5d51e"/>
    </style:style>
    <style:style style:name="MT3" style:family="text">
      <style:text-properties officeooo:rsid="05eac835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253106941232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253107039520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5</text:page-number>/<text:page-count>5</text:page-count></text:p>
            </table:table-cell>
            <table:table-cell table:style-name="표101.A1" office:value-type="string">
              <text:p text:style-name="MP8">Rev <text:span text:style-name="MT1">0</text:span>.0<text:span text:style-name="MT2">1 (20</text:span><text:span text:style-name="MT3">21</text:span><text:span text:style-name="MT2">. </text:span><text:span text:style-name="MT3">10</text:span><text:span text:style-name="MT2">. </text:span><text:span text:style-name="MT3">07</text:span><text:span text:style-name="MT2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0-12T13:02:38.434338645</dc:date>
    <meta:editing-duration>P3DT5H15M20S</meta:editing-duration>
    <meta:editing-cycles>1181</meta:editing-cycles>
    <meta:generator>LibreOffice/7.2.1.2$Linux_X86_64 LibreOffice_project/20$Build-2</meta:generator>
    <meta:document-statistic meta:table-count="2" meta:image-count="0" meta:object-count="0" meta:page-count="5" meta:paragraph-count="41" meta:word-count="869" meta:character-count="1385" meta:non-whitespace-character-count="1108"/>
  </office:meta>
</office:document-meta>
</file>